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33cm" fo:margin-left="0.118cm" fo:margin-right="14.249cm" table:align="margins"/>
    </style:style>
    <style:style style:name="Table1.A" style:family="table-column">
      <style:table-column-properties style:column-width="2.633cm" style:rel-column-width="1493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21e846"/>
    </style:style>
    <style:style style:name="P2" style:family="paragraph" style:parent-style-name="Standard">
      <style:text-properties officeooo:rsid="001f9638" officeooo:paragraph-rsid="001f9638"/>
    </style:style>
    <style:style style:name="P3" style:family="paragraph" style:parent-style-name="Standard">
      <style:text-properties officeooo:rsid="001f9638" officeooo:paragraph-rsid="0021e846"/>
    </style:style>
    <style:style style:name="P4" style:family="paragraph" style:parent-style-name="Standard">
      <style:text-properties officeooo:rsid="001f9638" officeooo:paragraph-rsid="00237ca9"/>
    </style:style>
    <style:style style:name="P5" style:family="paragraph" style:parent-style-name="Standard">
      <style:text-properties officeooo:rsid="0021e846" officeooo:paragraph-rsid="0021e846"/>
    </style:style>
    <style:style style:name="T1" style:family="text">
      <style:text-properties officeooo:rsid="0020e5ef"/>
    </style:style>
    <style:style style:name="T2" style:family="text">
      <style:text-properties officeooo:rsid="0021e846"/>
    </style:style>
    <style:style style:name="T3" style:family="text">
      <style:text-properties officeooo:rsid="00237c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4 </text:p>
      <text:p text:style-name="P2"/>
      <text:p text:style-name="P2"/>
      <text:p text:style-name="P5">PART <text:span text:style-name="T3">A</text:span> – FINE CALCULATION</text:p>
      <text:p text:style-name="P3"/>
      <text:p text:style-name="P3">mysql&gt; USE fines</text:p>
      <text:p text:style-name="P3">Reading table information for completion of table and column names</text:p>
      <text:p text:style-name="P3">You can turn off this feature to get a quicker startup with -A</text:p>
      <text:p text:style-name="P3"/>
      <text:p text:style-name="P3">Database changed</text:p>
      <text:p text:style-name="P3">mysql&gt; show tables</text:p>
      <text:p text:style-name="P3"><text:s text:c="4"/>-&gt; //</text:p>
      <text:p text:style-name="P3">+-----------------+</text:p>
      <text:p text:style-name="P3">| Tables_in_fines |</text:p>
      <text:p text:style-name="P3">+-----------------+</text:p>
      <text:p text:style-name="P3">| BORROWER <text:s text:c="7"/>|</text:p>
      <text:p text:style-name="P3">| FINE <text:s text:c="11"/>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"/>
            </table:table-cell>
          </table:table-row>
        </table:table-header-rows>
      </table:table>
      <text:p text:style-name="P3"/>
      <text:p text:style-name="P2"/>
      <text:p text:style-name="P2">mysql&gt; CREATE TABLE BORROWER (</text:p>
      <text:p text:style-name="P2"><text:s text:c="4"/>-&gt; Rollin INT PRIMARY KEY ,</text:p>
      <text:p text:style-name="P2"><text:s text:c="4"/>-&gt; Name VARCHAR(50),</text:p>
      <text:p text:style-name="P2"><text:s text:c="4"/>-&gt; DateofIssue DATE ,</text:p>
      <text:p text:style-name="P2"><text:s text:c="4"/>-&gt; Name_of_book VARCHAR (100),</text:p>
      <text:p text:style-name="P2"><text:s text:c="4"/>-&gt; Status CHAR(1));</text:p>
      <text:p text:style-name="P2">Query OK, 0 rows affected (0.21 sec)</text:p>
      <text:p text:style-name="P3">mysql&gt; CREATE TABLE FINE( </text:p>
      <text:p text:style-name="P3">Rollno INT , </text:p>
      <text:p text:style-name="P3">Date DATE, </text:p>
      <text:p text:style-name="P3">Amt DECIMAL(10,2<text:span text:style-name="T2">)</text:span></text:p>
      <text:p text:style-name="P3"><text:span text:style-name="T2">CONS</text:span>TRAINT fk_borrower_rollno FOREIGN KEY (Rollno) REFERENCES BORROWER (Rollin));</text:p>
      <text:p text:style-name="P2">Query OK, 0 rows affected (0.23 sec)</text:p>
      <text:p text:style-name="P2"/>
      <text:p text:style-name="P2"/>
      <text:p text:style-name="P2"/>
      <text:p text:style-name="P2">mysql&gt; <text:s/>DELIMITER //</text:p>
      <text:p text:style-name="P3">mysql&gt; CREATE PROCEDURE return_book_fine_calculate (</text:p>
      <text:p text:style-name="P2"><text:s text:c="4"/>-&gt; IN in_roll_no INT ,</text:p>
      <text:p text:style-name="P2"><text:s text:c="4"/>-&gt; IN in_book_name VARCHAR(100)</text:p>
      <text:p text:style-name="P2"><text:s text:c="4"/>-&gt; )</text:p>
      <text:p text:style-name="P2"><text:s text:c="4"/>-&gt; BEGIN </text:p>
      <text:p text:style-name="P2"><text:s text:c="4"/>-&gt; DECLARE </text:p>
      <text:p text:style-name="P2"><text:s text:c="4"/>-&gt; v_issue_date DATE;</text:p>
      <text:p text:style-name="P2"><text:s text:c="4"/>-&gt; DECLARE v_days INT;</text:p>
      <text:p text:style-name="P2"><text:s text:c="4"/>-&gt; DECLARE v_fine_amt DECIMAL(10,2) DEFAULT 0;</text:p>
      <text:p text:style-name="P2"><text:s text:c="4"/>-&gt; DECLARE v_status CHAR(1);</text:p>
      <text:p text:style-name="P2"><text:s text:c="4"/>-&gt; </text:p>
      <text:p text:style-name="P2"><text:s text:c="4"/>-&gt; DECLARE EXIT HANDLER FOR NOT FOUND</text:p>
      <text:p text:style-name="P2"><text:s text:c="4"/>-&gt; BEGIN</text:p>
      <text:p text:style-name="P2"><text:s text:c="4"/>-&gt; SELECT 'Error : Borrower record not found .' AS message;</text:p>
      <text:p text:style-name="P2"><text:soft-page-break/><text:s text:c="4"/>-&gt; END;</text:p>
      <text:p text:style-name="P2"><text:s text:c="4"/>-&gt; </text:p>
      <text:p text:style-name="P2"><text:s text:c="4"/>-&gt; SELECT DateofIssue , Status INTO v_issue_date , v_status </text:p>
      <text:p text:style-name="P2"><text:s text:c="4"/>-&gt; FROM BORROWER</text:p>
      <text:p text:style-name="P2"><text:s text:c="4"/>-&gt; WHERE Roll<text:span text:style-name="T1">in</text:span> = in_roll_no AND Name_of_book = in_book_name;</text:p>
      <text:p text:style-name="P2"><text:s text:c="4"/>-&gt; </text:p>
      <text:p text:style-name="P2"><text:s text:c="4"/>-&gt; SET v_days = DATEDIFF(CURDATE(), v_issue_date);</text:p>
      <text:p text:style-name="P2"><text:s text:c="4"/>-&gt; </text:p>
      <text:p text:style-name="P2"><text:s text:c="4"/>-&gt; IF v_days &gt; 30 THEN </text:p>
      <text:p text:style-name="P2"><text:s text:c="4"/>-&gt; SET v_fine_amt = v_days * 50 ;</text:p>
      <text:p text:style-name="P2"><text:s text:c="4"/>-&gt; ELSEIF v_days &gt;= 15 AND v_days &lt;= 30 THEN</text:p>
      <text:p text:style-name="P2"><text:s text:c="4"/>-&gt; SET v_fine_amt = v_days * 5;</text:p>
      <text:p text:style-name="P2"><text:s text:c="4"/>-&gt; ELSE </text:p>
      <text:p text:style-name="P2"><text:s text:c="4"/>-&gt; SET v_fine_amt = 0;</text:p>
      <text:p text:style-name="P2"><text:s text:c="4"/>-&gt; END IF ;</text:p>
      <text:p text:style-name="P2"><text:s text:c="4"/>-&gt; </text:p>
      <text:p text:style-name="P2"><text:s text:c="4"/>-&gt; IF v_status = 'I' THEN </text:p>
      <text:p text:style-name="P2"><text:s text:c="4"/>-&gt; UPDATE BORROWER </text:p>
      <text:p text:style-name="P2"><text:s text:c="4"/>-&gt; SET Status = 'R'</text:p>
      <text:p text:style-name="P2"><text:s text:c="4"/>-&gt; WHERE Roll<text:span text:style-name="T1">in </text:span>= in_roll_no AND Name_of_book = in_book_name;</text:p>
      <text:p text:style-name="P2"><text:s text:c="4"/>-&gt; END IF;</text:p>
      <text:p text:style-name="P2"><text:s text:c="4"/>-&gt; </text:p>
      <text:p text:style-name="P2"><text:s text:c="4"/>-&gt; IF v_fine_amt &gt; 0 THEN </text:p>
      <text:p text:style-name="P2"><text:s text:c="4"/>-&gt; INSERT INTO FINE(Rollno , Date , Amt )</text:p>
      <text:p text:style-name="P2"><text:s text:c="4"/>-&gt; VALUES ( in_roll_no, CURDATE() , v_fine_amt);</text:p>
      <text:p text:style-name="P2"><text:s text:c="4"/>-&gt; END IF;</text:p>
      <text:p text:style-name="P2"><text:s text:c="4"/>-&gt; </text:p>
      <text:p text:style-name="P2"><text:s text:c="4"/>-&gt; END;</text:p>
      <text:p text:style-name="P2"><text:s text:c="4"/>-&gt; //</text:p>
      <text:p text:style-name="P2"/>
      <text:p text:style-name="P2">CALL return_book_fine_calculate(101, 'Oracle Basics');</text:p>
      <text:p text:style-name="P2">Query OK, 1 row affected (0.09 sec)</text:p>
      <text:p text:style-name="P2"/>
      <text:p text:style-name="P2">mysql&gt; SELECT * FROM BORROWER;</text:p>
      <text:p text:style-name="P2">+--------+---------+-------------+-----------------+--------+</text:p>
      <text:p text:style-name="P2">| Rollin | Name <text:s text:c="3"/>| DateofIssue | Name_of_book <text:s text:c="3"/>| Status |</text:p>
      <text:p text:style-name="P2">+--------+---------+-------------+-----------------+--------+</text:p>
      <text:p text:style-name="P2">| <text:s text:c="3"/>101 | Alice <text:s text:c="2"/>| 2025-06-01 <text:s/>| Oracle Basics <text:s text:c="2"/>| R <text:s text:c="5"/>|</text:p>
      <text:p text:style-name="P2">| <text:s text:c="3"/>102 | Bob <text:s text:c="4"/>| 2025-06-10 <text:s/>| PL/SQL Guide <text:s text:c="3"/>| I <text:s text:c="5"/>|</text:p>
      <text:p text:style-name="P2">| <text:s text:c="3"/>103 | Charlie | 2025-07-01 <text:s/>| Data Structures | I <text:s text:c="5"/>|</text:p>
      <text:p text:style-name="P2">+--------+---------+-------------+-----------------+--------+</text:p>
      <text:p text:style-name="P2">3 rows in set (0.00 sec)</text:p>
      <text:p text:style-name="P2"/>
      <text:p text:style-name="P2">mysql&gt; SELECT * FROM FINE;</text:p>
      <text:p text:style-name="P2">+--------+------------+---------+</text:p>
      <text:p text:style-name="P2">| Rollno | Date <text:s text:c="6"/>| Amt <text:s text:c="4"/>|</text:p>
      <text:p text:style-name="P2">+--------+------------+---------+</text:p>
      <text:p text:style-name="P2">| <text:s text:c="3"/>101 | 2025-07-24 | 2650.00 |</text:p>
      <text:p text:style-name="P2">+--------+------------+---------+</text:p>
      <text:p text:style-name="P2">1 row in set (0.00 sec)</text:p>
      <text:p text:style-name="P2"/>
      <text:p text:style-name="P2"/>
      <text:p text:style-name="P4"><text:soft-page-break/>PART <text:span text:style-name="T3">B</text:span>- CALCULATE AREA OF CIRCLE </text:p>
      <text:p text:style-name="P4"/>
      <text:p text:style-name="P4">mysql&gt; USE student_it;</text:p>
      <text:p text:style-name="P4">Database changed</text:p>
      <text:p text:style-name="P4">mysql&gt; CREATE TABLE AREAS(</text:p>
      <text:p text:style-name="P4"><text:s text:c="4"/>-&gt; radius INT (5),</text:p>
      <text:p text:style-name="P4"><text:s text:c="4"/>-&gt; area DECIMAL (10,2));</text:p>
      <text:p text:style-name="P4">Query OK, 0 rows affected (0.23 sec)</text:p>
      <text:p text:style-name="P4"/>
      <text:p text:style-name="P4">mysql&gt; DELIMITER // </text:p>
      <text:p text:style-name="P4">mysql&gt; CREATE PROCEDURE calculate_area_circle()</text:p>
      <text:p text:style-name="P4"><text:s text:c="4"/>-&gt; BEGIN</text:p>
      <text:p text:style-name="P4"><text:s text:c="4"/>-&gt; DECLARE r INT DEFAULT 5 ;</text:p>
      <text:p text:style-name="P4"><text:s text:c="4"/>-&gt; DECLARE a DECIMAL(10,2);</text:p>
      <text:p text:style-name="P4"><text:s text:c="4"/>-&gt; WHILE r &lt;= 9 DO</text:p>
      <text:p text:style-name="P4"><text:s text:c="4"/>-&gt; SET a = PI() * r * r;</text:p>
      <text:p text:style-name="P4"><text:s text:c="4"/>-&gt; INSERT INTO AREAS (radius, area)</text:p>
      <text:p text:style-name="P4"><text:s text:c="4"/>-&gt; VALUES (r,a);</text:p>
      <text:p text:style-name="P4"><text:s text:c="4"/>-&gt; SET r= r+1;</text:p>
      <text:p text:style-name="P4"><text:s text:c="4"/>-&gt; END WHILE ;</text:p>
      <text:p text:style-name="P4"><text:s text:c="4"/>-&gt; END;</text:p>
      <text:p text:style-name="P4"><text:s text:c="4"/>-&gt; //</text:p>
      <text:p text:style-name="P4">Query OK, 0 rows affected (0.03 sec)</text:p>
      <text:p text:style-name="P4"/>
      <text:p text:style-name="P4">mysql&gt; CALL calculate_area_circle();</text:p>
      <text:p text:style-name="P4"><text:s text:c="4"/>-&gt; SELECT * FROM AREAS;</text:p>
      <text:p text:style-name="P4"><text:s text:c="4"/>-&gt; //</text:p>
      <text:p text:style-name="P4">Query OK, 1 row affected (0.23 sec)</text:p>
      <text:p text:style-name="P4"/>
      <text:p text:style-name="P4">+--------+--------+</text:p>
      <text:p text:style-name="P4">| radius | area <text:s text:c="2"/>|</text:p>
      <text:p text:style-name="P4">+--------+--------+</text:p>
      <text:p text:style-name="P4">| <text:s text:c="5"/>5 | <text:s/>78.54 |</text:p>
      <text:p text:style-name="P4">| <text:s text:c="5"/>6 | 113.10 |</text:p>
      <text:p text:style-name="P4">| <text:s text:c="5"/>7 | 153.94 |</text:p>
      <text:p text:style-name="P4">| <text:s text:c="5"/>8 | 201.06 |</text:p>
      <text:p text:style-name="P4">| <text:s text:c="5"/>9 | 254.47 |</text:p>
      <text:p text:style-name="P4">+--------+--------+</text:p>
      <text:p text:style-name="P4">5 rows in set (0.23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4T11:41:16.229954359</meta:creation-date>
    <dc:date>2025-07-24T12:25:09.482316730</dc:date>
    <meta:editing-duration>PT13M42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3" meta:paragraph-count="123" meta:word-count="582" meta:character-count="3516" meta:non-whitespace-character-count="2711"/>
  </office:meta>
</office:document-meta>
</file>